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83in" table:align="right" style:writing-mode="rl-tb"/>
    </style:style>
    <style:style style:name="Table1.A" style:family="table-column">
      <style:table-column-properties style:column-width="1.3146in"/>
    </style:style>
    <style:style style:name="Table1.B" style:family="table-column">
      <style:table-column-properties style:column-width="0.6903in"/>
    </style:style>
    <style:style style:name="Table1.C" style:family="table-column">
      <style:table-column-properties style:column-width="0.625in"/>
    </style:style>
    <style:style style:name="Table1.E" style:family="table-column">
      <style:table-column-properties style:column-width="0.553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use-window-font-color="true" style:font-name="David CLM" officeooo:rsid="0583f51d" officeooo:paragraph-rsid="062a930d" style:font-name-complex="David CLM"/>
    </style:style>
    <style:style style:name="P4" style:family="paragraph" style:parent-style-name="Text_20_body">
      <style:paragraph-properties fo:line-height="100%" fo:text-align="end" style:justify-single-word="false" style:writing-mode="rl-tb"/>
      <style:text-properties style:font-name="David CLM" officeooo:rsid="066be7b8" officeooo:paragraph-rsid="066be7b8" style:font-name-complex="David CLM"/>
    </style:style>
    <style:style style:name="P5" style:family="paragraph" style:parent-style-name="Default">
      <style:paragraph-properties fo:line-height="100%" fo:text-align="end" style:justify-single-word="false" style:writing-mode="rl-tb"/>
      <style:text-properties style:font-name="David CLM" officeooo:paragraph-rsid="066be7b8" style:font-name-complex="David CLM"/>
    </style:style>
    <style:style style:name="P6" style:family="paragraph" style:parent-style-name="Default">
      <style:paragraph-properties fo:line-height="100%" fo:text-align="end" style:justify-single-word="false" style:writing-mode="rl-tb"/>
      <style:text-properties style:use-window-font-color="true" style:font-name="David CLM" fo:font-style="italic" officeooo:rsid="066be7b8" officeooo:paragraph-rsid="066be7b8" style:font-style-asian="italic" style:font-name-complex="David CLM" style:font-style-complex="italic"/>
    </style:style>
    <style:style style:name="P7" style:family="paragraph" style:parent-style-name="Heading_20_2">
      <style:paragraph-properties fo:line-height="100%"/>
      <style:text-properties style:font-name="David CLM" style:font-name-complex="David CLM"/>
    </style:style>
    <style:style style:name="P8" style:family="paragraph" style:parent-style-name="Heading_20_2">
      <style:text-properties officeooo:paragraph-rsid="06c82ca1"/>
    </style:style>
    <style:style style:name="P9" style:family="paragraph" style:parent-style-name="Text_20_body">
      <style:paragraph-properties fo:line-height="100%"/>
      <style:text-properties style:font-name="David CLM" officeooo:rsid="04dd18d3" officeooo:paragraph-rsid="04e645b0" style:font-name-complex="David CLM"/>
    </style:style>
    <style:style style:name="P10" style:family="paragraph" style:parent-style-name="Text_20_body">
      <style:paragraph-properties fo:line-height="100%"/>
      <style:text-properties style:font-name="David CLM" officeooo:rsid="04e78dfd" officeooo:paragraph-rsid="05303340" style:font-name-complex="David CLM"/>
    </style:style>
    <style:style style:name="P11" style:family="paragraph" style:parent-style-name="Text_20_body">
      <style:paragraph-properties fo:line-height="100%"/>
      <style:text-properties style:font-name="David CLM" officeooo:rsid="04e78dfd" officeooo:paragraph-rsid="05769416" style:font-name-complex="David CLM"/>
    </style:style>
    <style:style style:name="P12" style:family="paragraph" style:parent-style-name="Text_20_body">
      <style:paragraph-properties fo:line-height="100%"/>
      <style:text-properties style:font-name="David CLM" officeooo:rsid="0533aed3" officeooo:paragraph-rsid="0533aed3" style:font-name-complex="David CLM"/>
    </style:style>
    <style:style style:name="P13" style:family="paragraph" style:parent-style-name="Text_20_body">
      <style:paragraph-properties fo:line-height="100%"/>
      <style:text-properties style:font-name="David CLM" officeooo:paragraph-rsid="04f685fb" style:font-name-complex="David CLM"/>
    </style:style>
    <style:style style:name="P14" style:family="paragraph" style:parent-style-name="Text_20_body">
      <style:paragraph-properties fo:line-height="100%"/>
      <style:text-properties style:font-name="David CLM" officeooo:rsid="062fb291" officeooo:paragraph-rsid="0581388a" style:font-name-complex="David CLM"/>
    </style:style>
    <style:style style:name="P15" style:family="paragraph" style:parent-style-name="Text_20_body">
      <style:paragraph-properties fo:line-height="100%"/>
      <style:text-properties style:font-name="David CLM" officeooo:rsid="0583f51d" officeooo:paragraph-rsid="062a930d" style:font-name-complex="David CLM"/>
    </style:style>
    <style:style style:name="P16" style:family="paragraph" style:parent-style-name="Text_20_body">
      <style:paragraph-properties fo:line-height="100%"/>
      <style:text-properties style:font-name="David CLM" officeooo:rsid="062a930d" officeooo:paragraph-rsid="062a930d" style:font-name-complex="David CLM"/>
    </style:style>
    <style:style style:name="P17" style:family="paragraph" style:parent-style-name="Text_20_body">
      <style:paragraph-properties fo:line-height="100%"/>
      <style:text-properties style:font-name="David CLM" officeooo:rsid="056fea4a" officeooo:paragraph-rsid="06644046" style:font-name-complex="David CLM"/>
    </style:style>
    <style:style style:name="P18" style:family="paragraph" style:parent-style-name="Text_20_body">
      <style:paragraph-properties fo:line-height="100%"/>
      <style:text-properties style:font-name="David CLM" officeooo:rsid="05735827" officeooo:paragraph-rsid="06644046" style:font-name-complex="David CLM"/>
    </style:style>
    <style:style style:name="P19" style:family="paragraph" style:parent-style-name="Text_20_body">
      <style:paragraph-properties fo:line-height="100%"/>
      <style:text-properties style:font-name="David CLM" officeooo:rsid="02d00e5f" officeooo:paragraph-rsid="032aa1da" style:font-name-complex="David CLM"/>
    </style:style>
    <style:style style:name="P20" style:family="paragraph" style:parent-style-name="Text_20_body">
      <style:paragraph-properties fo:line-height="100%"/>
      <style:text-properties style:font-name="David CLM" officeooo:rsid="069c3f25" officeooo:paragraph-rsid="069c3f25" style:font-name-complex="David CLM"/>
    </style:style>
    <style:style style:name="P21" style:family="paragraph" style:parent-style-name="Text_20_body">
      <style:paragraph-properties fo:line-height="100%"/>
      <style:text-properties officeooo:paragraph-rsid="069cbd4d"/>
    </style:style>
    <style:style style:name="P22" style:family="paragraph" style:parent-style-name="Text_20_body">
      <style:text-properties officeooo:rsid="067dd434" officeooo:paragraph-rsid="06c82ca1"/>
    </style:style>
    <style:style style:name="P23"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4ffee91" officeooo:paragraph-rsid="04ffee91" style:font-size-asian="12pt" style:font-weight-asian="normal" style:font-name-complex="David CLM" style:font-size-complex="12pt"/>
    </style:style>
    <style:style style:name="P24"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5cb0ab" officeooo:paragraph-rsid="065cb0ab" style:font-size-asian="12pt" style:font-weight-asian="normal" style:font-name-complex="David CLM" style:font-size-complex="12pt" style:font-weight-complex="normal"/>
    </style:style>
    <style:style style:name="P25"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3536a5" officeooo:paragraph-rsid="063536a5" style:font-size-asian="12pt" style:font-weight-asian="normal" style:font-name-complex="David CLM" style:font-size-complex="12pt" style:font-weight-complex="normal"/>
    </style:style>
    <style:style style:name="P26"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5214c13" style:font-name-complex="David CLM"/>
    </style:style>
    <style:style style:name="P27"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5146c22" style:font-name-complex="David CLM"/>
    </style:style>
    <style:style style:name="P28"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4d0c7f" officeooo:paragraph-rsid="064ab6d8" style:font-name-complex="David CLM"/>
    </style:style>
    <style:style style:name="P29"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e8a49" officeooo:paragraph-rsid="064e8a49" style:font-name-complex="David CLM"/>
    </style:style>
    <style:style style:name="P30"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526b2c" officeooo:paragraph-rsid="05581e27" style:font-name-complex="David CLM"/>
    </style:style>
    <style:style style:name="P31"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5b339f" officeooo:paragraph-rsid="065cb0ab" style:font-name-complex="David CLM"/>
    </style:style>
    <style:style style:name="P32"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2bb894" officeooo:paragraph-rsid="06c82ca1" style:font-name-complex="David CLM"/>
    </style:style>
    <style:style style:name="P33" style:family="paragraph" style:parent-style-name="Default">
      <style:paragraph-properties fo:margin-top="0.078in" fo:margin-bottom="0in" loext:contextual-spacing="false" fo:line-height="100%" fo:text-align="end" style:justify-single-word="false" style:writing-mode="rl-tb"/>
      <style:text-properties style:font-name="David CLM" officeooo:rsid="055b339f" officeooo:paragraph-rsid="065cb0ab" style:font-name-complex="David CLM"/>
    </style:style>
    <style:style style:name="P34" style:family="paragraph" style:parent-style-name="Default">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606779" officeooo:paragraph-rsid="06606779" style:font-size-asian="12pt" style:font-weight-asian="normal" style:font-name-complex="David CLM" style:font-size-complex="12pt" style:font-weight-complex="normal"/>
    </style:style>
    <style:style style:name="P35"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paragraph-rsid="066171a0" style:font-name-complex="David CLM"/>
    </style:style>
    <style:style style:name="P36"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rsid="0663347f" officeooo:paragraph-rsid="0663347f" style:font-name-complex="David CLM"/>
    </style:style>
    <style:style style:name="P3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weight="normal" officeooo:rsid="0663347f" officeooo:paragraph-rsid="066171a0" style:font-size-asian="12pt" style:font-weight-asian="normal" style:font-name-complex="David CLM" style:font-size-complex="12pt" style:font-weight-complex="normal"/>
    </style:style>
    <style:style style:name="P3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style:font-name-complex="David CLM"/>
    </style:style>
    <style:style style:name="P3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officeooo:paragraph-rsid="066be7b8" style:font-name-complex="David CLM"/>
    </style:style>
    <style:style style:name="P40" style:family="paragraph" style:parent-style-name="Table_20_Contents">
      <style:paragraph-properties fo:line-height="100%" fo:text-align="center" style:justify-single-word="false"/>
      <style:text-properties style:font-name="David CLM" officeooo:rsid="03ddf013" officeooo:paragraph-rsid="05303340" style:font-name-complex="David CLM"/>
    </style:style>
    <style:style style:name="P41" style:family="paragraph" style:parent-style-name="Table_20_Contents">
      <style:paragraph-properties fo:line-height="100%" fo:text-align="center" style:justify-single-word="false"/>
      <style:text-properties style:font-name="David CLM" officeooo:rsid="03e0fee7" officeooo:paragraph-rsid="05303340" style:font-name-complex="David CLM"/>
    </style:style>
    <style:style style:name="P42" style:family="paragraph" style:parent-style-name="Table_20_Contents">
      <style:paragraph-properties fo:line-height="100%" fo:text-align="center" style:justify-single-word="false"/>
      <style:text-properties style:font-name="David CLM" officeooo:rsid="03dfd9c2" officeooo:paragraph-rsid="05303340" style:font-name-complex="David CLM"/>
    </style:style>
    <style:style style:name="P43" style:family="paragraph" style:parent-style-name="Table_20_Contents">
      <style:paragraph-properties fo:line-height="100%" fo:text-align="center" style:justify-single-word="false"/>
      <style:text-properties fo:color="#009933" style:font-name="David CLM" officeooo:rsid="03e3865a" officeooo:paragraph-rsid="05303340" style:font-name-complex="David CLM"/>
    </style:style>
    <style:style style:name="P44" style:family="paragraph" style:parent-style-name="Table_20_Contents">
      <style:paragraph-properties fo:line-height="100%" fo:text-align="center" style:justify-single-word="false"/>
      <style:text-properties fo:color="#ff0000" style:font-name="David CLM" officeooo:rsid="03e3865a" officeooo:paragraph-rsid="05303340" style:font-name-complex="David CLM"/>
    </style:style>
    <style:style style:name="P45" style:family="paragraph" style:parent-style-name="Text_20_body" style:list-style-name="L3">
      <style:text-properties officeooo:paragraph-rsid="06c82ca1"/>
    </style:style>
    <style:style style:name="P46"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 officeooo:paragraph-rsid="04fa7ba5" style:font-name-complex="David CLM"/>
    </style:style>
    <style:style style:name="P47" style:family="paragraph" style:parent-style-name="Text_20_body" style:list-style-name="L2">
      <style:paragraph-properties fo:margin-top="0.078in" fo:margin-bottom="0in" loext:contextual-spacing="false" fo:line-height="100%" fo:text-align="end" style:justify-single-word="false" style:writing-mode="rl-tb"/>
      <style:text-properties style:font-name="David CLM" officeooo:rsid="0501be7b" officeooo:paragraph-rsid="05031a18" style:font-name-complex="David CLM"/>
    </style:style>
    <style:style style:name="P48"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 officeooo:rsid="064b6297" officeooo:paragraph-rsid="064b6297" style:font-name-complex="David CLM"/>
    </style:style>
    <style:style style:name="P49"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 officeooo:rsid="064ab6d8" officeooo:paragraph-rsid="064e8a49" style:font-name-complex="David CLM"/>
    </style:style>
    <style:style style:name="P50"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103b7d" officeooo:paragraph-rsid="06d3412c" style:font-name-complex="David CLM"/>
    </style:style>
    <style:style style:name="P51"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d4b1f9" officeooo:paragraph-rsid="06d4b1f9" style:font-name-complex="David CLM"/>
    </style:style>
    <style:style style:name="P52"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9391e" officeooo:paragraph-rsid="06e1973c" style:font-name-complex="David CLM"/>
    </style:style>
    <style:style style:name="P53"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df8154" officeooo:paragraph-rsid="06df8154" style:font-name-complex="David CLM"/>
    </style:style>
    <style:style style:name="P54" style:family="paragraph" style:parent-style-name="Text_20_body" style:list-style-name="L8">
      <style:paragraph-properties fo:margin-top="0.078in" fo:margin-bottom="0in" loext:contextual-spacing="false" fo:line-height="100%" fo:text-align="end" style:justify-single-word="false" style:writing-mode="rl-tb"/>
      <style:text-properties style:font-name="David CLM" officeooo:rsid="06df8154" officeooo:paragraph-rsid="06df8154" style:font-name-complex="David CLM"/>
    </style:style>
    <style:style style:name="P55" style:family="paragraph" style:parent-style-name="Text_20_body" style:list-style-name="L2">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4e96636" officeooo:paragraph-rsid="050caeb6" style:font-size-asian="12pt" style:font-weight-asian="normal" style:font-name-complex="David CLM" style:font-size-complex="12pt"/>
    </style:style>
    <style:style style:name="P56" style:family="paragraph" style:parent-style-name="Text_20_body">
      <style:paragraph-properties fo:margin-top="0.078in" fo:margin-bottom="0in" loext:contextual-spacing="false" fo:line-height="100%" fo:text-align="end" style:justify-single-word="false" style:writing-mode="rl-tb"/>
      <style:text-properties officeooo:rsid="06e8d18a" officeooo:paragraph-rsid="06e8d18a"/>
    </style:style>
    <style:style style:name="P57" style:family="paragraph" style:parent-style-name="Text_20_body" style:list-style-name="L7">
      <style:paragraph-properties fo:line-height="100%" fo:text-align="start" style:justify-single-word="false" style:writing-mode="lr-tb"/>
      <style:text-properties style:font-name="David CLM" officeooo:rsid="04636a87" officeooo:paragraph-rsid="04636a87" style:font-name-complex="David CLM"/>
    </style:style>
    <style:style style:name="P58" style:family="paragraph" style:parent-style-name="Heading_20_1">
      <style:paragraph-properties fo:margin-top="0.1965in" fo:margin-bottom="0in" loext:contextual-spacing="false" fo:line-height="100%" fo:text-align="end" style:justify-single-word="false" style:writing-mode="rl-tb"/>
      <style:text-properties style:font-name="David CLM" fo:font-weight="bold" officeooo:paragraph-rsid="04636a87" style:font-weight-asian="bold" style:font-name-complex="David CLM" style:font-weight-complex="bold"/>
    </style:style>
    <style:style style:name="P59" style:family="paragraph" style:parent-style-name="Default" style:list-style-name="L5">
      <style:paragraph-properties fo:margin-top="0in" fo:margin-bottom="0in" loext:contextual-spacing="false" style:line-height-at-least="0.139in" fo:text-align="end" style:justify-single-word="false" style:writing-mode="rl-tb"/>
      <style:text-properties style:font-name="David CLM" officeooo:paragraph-rsid="065cb0ab" style:font-name-complex="David CLM"/>
    </style:style>
    <style:style style:name="P60" style:family="paragraph" style:parent-style-name="Default" style:list-style-name="L6">
      <style:paragraph-properties fo:margin-top="0in" fo:margin-bottom="0in" loext:contextual-spacing="false" style:line-height-at-least="0.139in" fo:text-align="end" style:justify-single-word="false" style:writing-mode="rl-tb"/>
      <style:text-properties style:font-name="David CLM" fo:font-size="36pt" officeooo:paragraph-rsid="066171a0" style:font-size-asian="36pt" style:font-name-complex="David CLM"/>
    </style:style>
    <style:style style:name="T1"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2" style:family="text">
      <style:text-properties style:use-window-font-color="true" fo:font-size="12pt" fo:font-style="italic" fo:font-weight="normal" officeooo:rsid="05581e27" style:font-size-asian="12pt" style:font-style-asian="italic" style:font-weight-asian="normal" style:font-size-complex="12pt" style:font-style-complex="italic" style:font-weight-complex="normal"/>
    </style:style>
    <style:style style:name="T3" style:family="text">
      <style:text-properties style:use-window-font-color="true" fo:font-size="12pt" fo:font-style="italic" fo:font-weight="normal" officeooo:rsid="04fc194d" style:font-size-asian="12pt" style:font-style-asian="italic" style:font-weight-asian="normal" style:font-size-complex="12pt" style:font-style-complex="italic"/>
    </style:style>
    <style:style style:name="T4" style:family="text">
      <style:text-properties style:use-window-font-color="true" fo:font-size="12pt" fo:font-style="italic" fo:font-weight="normal" officeooo:rsid="05146c22" style:font-size-asian="12pt" style:font-style-asian="italic" style:font-weight-asian="normal" style:font-size-complex="12pt" style:font-style-complex="italic"/>
    </style:style>
    <style:style style:name="T5" style:family="text">
      <style:text-properties style:use-window-font-color="true" fo:font-size="12pt" fo:font-weight="bold" officeooo:rsid="0513abfb" style:font-size-asian="12pt" style:font-weight-asian="bold" style:font-size-complex="12pt" style:font-weight-complex="bold"/>
    </style:style>
    <style:style style:name="T6" style:family="text">
      <style:text-properties style:use-window-font-color="true" fo:font-size="12pt" fo:font-weight="bold" officeooo:rsid="05146c22" style:font-size-asian="12pt" style:font-weight-asian="bold" style:font-size-complex="12pt" style:font-weight-complex="bold"/>
    </style:style>
    <style:style style:name="T7" style:family="text">
      <style:text-properties style:use-window-font-color="true" fo:font-size="12pt" fo:font-weight="bold" officeooo:rsid="054b3372" style:font-size-asian="12pt" style:font-weight-asian="bold" style:font-size-complex="12pt" style:font-weight-complex="bold"/>
    </style:style>
    <style:style style:name="T8" style:family="text">
      <style:text-properties style:use-window-font-color="true" fo:font-size="12pt" fo:font-weight="bold" officeooo:rsid="055b8763" style:font-size-asian="12pt" style:font-weight-asian="bold" style:font-size-complex="12pt" style:font-weight-complex="bold"/>
    </style:style>
    <style:style style:name="T9" style:family="text">
      <style:text-properties style:use-window-font-color="true" fo:font-size="12pt" fo:font-weight="bold" officeooo:rsid="0560fdbc" style:font-size-asian="12pt" style:font-weight-asian="bold" style:font-size-complex="12pt" style:font-weight-complex="bold"/>
    </style:style>
    <style:style style:name="T10" style:family="text">
      <style:text-properties style:use-window-font-color="true" fo:font-size="12pt" fo:font-weight="normal" style:font-size-asian="12pt" style:font-weight-asian="normal" style:font-size-complex="12pt"/>
    </style:style>
    <style:style style:name="T11" style:family="text">
      <style:text-properties style:use-window-font-color="true" fo:font-size="12pt" fo:font-weight="normal" officeooo:rsid="04803052" style:font-size-asian="12pt" style:font-weight-asian="normal" style:font-size-complex="12pt"/>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2pt" fo:font-weight="normal" officeooo:rsid="04fa7ba5" style:font-size-asian="12pt" style:font-weight-asian="normal" style:font-size-complex="12pt" style:font-weight-complex="normal"/>
    </style:style>
    <style:style style:name="T14" style:family="text">
      <style:text-properties style:use-window-font-color="true" fo:font-size="12pt" fo:font-weight="normal" officeooo:rsid="053bb552" style:font-size-asian="12pt" style:font-weight-asian="normal" style:font-size-complex="12pt" style:font-weight-complex="normal"/>
    </style:style>
    <style:style style:name="T15" style:family="text">
      <style:text-properties style:use-window-font-color="true" fo:font-size="12pt" fo:font-weight="normal" officeooo:rsid="064794c2" style:font-size-asian="12pt" style:font-weight-asian="normal" style:font-size-complex="12pt" style:font-weight-complex="normal"/>
    </style:style>
    <style:style style:name="T16" style:family="text">
      <style:text-properties style:use-window-font-color="true" fo:font-size="12pt" fo:font-weight="normal" officeooo:rsid="064988e1" style:font-size-asian="12pt" style:font-weight-asian="normal" style:font-size-complex="12pt" style:font-weight-complex="normal"/>
    </style:style>
    <style:style style:name="T17" style:family="text">
      <style:text-properties style:use-window-font-color="true" fo:font-size="12pt" fo:font-weight="normal" officeooo:rsid="051f6bf5" style:font-size-asian="12pt" style:font-weight-asian="normal" style:font-size-complex="12pt" style:font-weight-complex="normal"/>
    </style:style>
    <style:style style:name="T18" style:family="text">
      <style:text-properties style:use-window-font-color="true" fo:font-size="12pt" fo:font-weight="normal" officeooo:rsid="054b3372" style:font-size-asian="12pt" style:font-weight-asian="normal" style:font-size-complex="12pt" style:font-weight-complex="normal"/>
    </style:style>
    <style:style style:name="T19" style:family="text">
      <style:text-properties style:use-window-font-color="true" fo:font-size="12pt" fo:font-weight="normal" officeooo:rsid="054f5c68" style:font-size-asian="12pt" style:font-weight-asian="normal" style:font-size-complex="12pt" style:font-weight-complex="normal"/>
    </style:style>
    <style:style style:name="T20" style:family="text">
      <style:text-properties style:use-window-font-color="true" fo:font-size="12pt" fo:font-weight="normal" officeooo:rsid="0650070f" style:font-size-asian="12pt" style:font-weight-asian="normal" style:font-size-complex="12pt" style:font-weight-complex="normal"/>
    </style:style>
    <style:style style:name="T21" style:family="text">
      <style:text-properties style:use-window-font-color="true" fo:font-size="12pt" fo:font-weight="normal" officeooo:rsid="0551144a" style:font-size-asian="12pt" style:font-weight-asian="normal" style:font-size-complex="12pt" style:font-weight-complex="normal"/>
    </style:style>
    <style:style style:name="T22" style:family="text">
      <style:text-properties style:use-window-font-color="true" fo:font-size="12pt" fo:font-weight="normal" officeooo:rsid="05560a6f" style:font-size-asian="12pt" style:font-weight-asian="normal" style:font-size-complex="12pt" style:font-weight-complex="normal"/>
    </style:style>
    <style:style style:name="T23" style:family="text">
      <style:text-properties style:use-window-font-color="true" fo:font-size="12pt" fo:font-weight="normal" officeooo:rsid="05576102" style:font-size-asian="12pt" style:font-weight-asian="normal" style:font-size-complex="12pt" style:font-weight-complex="normal"/>
    </style:style>
    <style:style style:name="T24" style:family="text">
      <style:text-properties style:use-window-font-color="true" fo:font-size="12pt" fo:font-weight="normal" officeooo:rsid="05581e27" style:font-size-asian="12pt" style:font-weight-asian="normal" style:font-size-complex="12pt" style:font-weight-complex="normal"/>
    </style:style>
    <style:style style:name="T25" style:family="text">
      <style:text-properties style:use-window-font-color="true" fo:font-size="12pt" fo:font-weight="normal" officeooo:rsid="0559f595" style:font-size-asian="12pt" style:font-weight-asian="normal" style:font-size-complex="12pt" style:font-weight-complex="normal"/>
    </style:style>
    <style:style style:name="T26" style:family="text">
      <style:text-properties style:use-window-font-color="true" fo:font-size="12pt" fo:font-weight="normal" officeooo:rsid="055b8763" style:font-size-asian="12pt" style:font-weight-asian="normal" style:font-size-complex="12pt" style:font-weight-complex="normal"/>
    </style:style>
    <style:style style:name="T27" style:family="text">
      <style:text-properties style:use-window-font-color="true" fo:font-size="12pt" fo:font-weight="normal" officeooo:rsid="055d47ca" style:font-size-asian="12pt" style:font-weight-asian="normal" style:font-size-complex="12pt" style:font-weight-complex="normal"/>
    </style:style>
    <style:style style:name="T28" style:family="text">
      <style:text-properties style:use-window-font-color="true" fo:font-size="12pt" fo:font-weight="normal" officeooo:rsid="061ffb97" style:font-size-asian="12pt" style:font-weight-asian="normal" style:font-size-complex="12pt" style:font-weight-complex="normal"/>
    </style:style>
    <style:style style:name="T29" style:family="text">
      <style:text-properties style:use-window-font-color="true" fo:font-size="12pt" fo:font-weight="normal" officeooo:rsid="055d9fc9" style:font-size-asian="12pt" style:font-weight-asian="normal" style:font-size-complex="12pt" style:font-weight-complex="normal"/>
    </style:style>
    <style:style style:name="T30" style:family="text">
      <style:text-properties style:use-window-font-color="true" fo:font-size="12pt" fo:font-weight="normal" officeooo:rsid="0560fdbc" style:font-size-asian="12pt" style:font-weight-asian="normal" style:font-size-complex="12pt" style:font-weight-complex="normal"/>
    </style:style>
    <style:style style:name="T31" style:family="text">
      <style:text-properties style:use-window-font-color="true" fo:font-size="12pt" fo:font-weight="normal" officeooo:rsid="062533bc" style:font-size-asian="12pt" style:font-weight-asian="normal" style:font-size-complex="12pt" style:font-weight-complex="normal"/>
    </style:style>
    <style:style style:name="T32" style:family="text">
      <style:text-properties style:use-window-font-color="true" fo:font-size="12pt" fo:font-weight="normal" officeooo:rsid="0625bf93" style:font-size-asian="12pt" style:font-weight-asian="normal" style:font-size-complex="12pt" style:font-weight-complex="normal"/>
    </style:style>
    <style:style style:name="T33" style:family="text">
      <style:text-properties style:use-window-font-color="true" fo:font-size="12pt" fo:font-weight="normal" officeooo:rsid="065a7b95" style:font-size-asian="12pt" style:font-weight-asian="normal" style:font-size-complex="12pt" style:font-weight-complex="normal"/>
    </style:style>
    <style:style style:name="T34" style:family="text">
      <style:text-properties style:use-window-font-color="true" fo:font-size="12pt" fo:font-weight="normal" officeooo:rsid="065bf667" style:font-size-asian="12pt" style:font-weight-asian="normal" style:font-size-complex="12pt" style:font-weight-complex="normal"/>
    </style:style>
    <style:style style:name="T35" style:family="text">
      <style:text-properties style:use-window-font-color="true" fo:font-size="12pt" fo:font-weight="normal" officeooo:rsid="065cb0ab" style:font-size-asian="12pt" style:font-weight-asian="normal" style:font-size-complex="12pt" style:font-weight-complex="normal"/>
    </style:style>
    <style:style style:name="T36" style:family="text">
      <style:text-properties style:use-window-font-color="true" fo:font-size="12pt" fo:font-weight="normal" officeooo:rsid="0663347f" style:font-size-asian="12pt" style:font-weight-asian="normal" style:font-size-complex="12pt" style:font-weight-complex="normal"/>
    </style:style>
    <style:style style:name="T37" style:family="text">
      <style:text-properties style:use-window-font-color="true" fo:font-size="12pt" fo:font-weight="normal" officeooo:rsid="06671ee4" style:font-size-asian="12pt" style:font-weight-asian="normal" style:font-size-complex="12pt" style:font-weight-complex="normal"/>
    </style:style>
    <style:style style:name="T38" style:family="text">
      <style:text-properties style:use-window-font-color="true" fo:font-size="12pt" fo:font-weight="normal" officeooo:rsid="06e1973c" style:font-size-asian="12pt" style:font-weight-asian="normal" style:font-size-complex="12pt" style:font-weight-complex="normal"/>
    </style:style>
    <style:style style:name="T39" style:family="text">
      <style:text-properties style:use-window-font-color="true" fo:font-size="12pt" fo:font-weight="normal" officeooo:rsid="05163f0f" style:font-size-asian="12pt" style:font-weight-asian="normal" style:font-size-complex="12pt" style:font-weight-complex="normal"/>
    </style:style>
    <style:style style:name="T40" style:family="text">
      <style:text-properties style:use-window-font-color="true" fo:font-size="12pt" fo:font-weight="normal" officeooo:rsid="051b68f7" style:font-size-asian="12pt" style:font-weight-asian="normal" style:font-size-complex="12pt" style:font-weight-complex="normal"/>
    </style:style>
    <style:style style:name="T41" style:family="text">
      <style:text-properties style:use-window-font-color="true" fo:font-size="12pt" fo:font-weight="normal" officeooo:rsid="064043ec" style:font-size-asian="12pt" style:font-weight-asian="normal" style:font-size-complex="12pt" style:font-weight-complex="normal"/>
    </style:style>
    <style:style style:name="T42" style:family="text">
      <style:text-properties style:use-window-font-color="true" fo:font-size="12pt" fo:font-weight="normal" officeooo:rsid="06477fb5" style:font-size-asian="12pt" style:font-weight-asian="normal" style:font-size-complex="12pt" style:font-weight-complex="normal"/>
    </style:style>
    <style:style style:name="T43" style:family="text">
      <style:text-properties style:use-window-font-color="true" fo:font-size="12pt" fo:font-weight="normal" officeooo:rsid="051f6bf5" style:font-size-asian="12pt" style:font-weight-asian="normal" style:font-size-complex="12pt"/>
    </style:style>
    <style:style style:name="T44" style:family="text">
      <style:text-properties style:use-window-font-color="true" fo:font-size="12pt" fo:font-weight="normal" officeooo:rsid="04e96636" style:font-size-asian="12pt" style:font-weight-asian="normal" style:font-size-complex="12pt"/>
    </style:style>
    <style:style style:name="T45" style:family="text">
      <style:text-properties style:use-window-font-color="true" fo:font-size="12pt" fo:font-weight="normal" officeooo:rsid="04fc194d" style:font-size-asian="12pt" style:font-weight-asian="normal" style:font-size-complex="12pt"/>
    </style:style>
    <style:style style:name="T46" style:family="text">
      <style:text-properties style:use-window-font-color="true" fo:font-size="12pt" fo:font-weight="normal" officeooo:rsid="061b90df" style:font-size-asian="12pt" style:font-weight-asian="normal" style:font-size-complex="12pt"/>
    </style:style>
    <style:style style:name="T47" style:family="text">
      <style:text-properties style:use-window-font-color="true" fo:font-size="12pt" fo:font-weight="normal" officeooo:rsid="04fd9722" style:font-size-asian="12pt" style:font-weight-asian="normal" style:font-size-complex="12pt"/>
    </style:style>
    <style:style style:name="T48" style:family="text">
      <style:text-properties style:use-window-font-color="true" fo:font-size="12pt" fo:font-weight="normal" officeooo:rsid="050caeb6" style:font-size-asian="12pt" style:font-weight-asian="normal" style:font-size-complex="12pt"/>
    </style:style>
    <style:style style:name="T49" style:family="text">
      <style:text-properties style:use-window-font-color="true" fo:font-size="12pt" fo:font-weight="normal" officeooo:rsid="050d7ac1" style:font-size-asian="12pt" style:font-weight-asian="normal" style:font-size-complex="12pt"/>
    </style:style>
    <style:style style:name="T50" style:family="text">
      <style:text-properties style:use-window-font-color="true" fo:font-size="12pt" fo:font-weight="normal" officeooo:rsid="0505e252" style:font-size-asian="12pt" style:font-weight-asian="normal" style:font-size-complex="12pt"/>
    </style:style>
    <style:style style:name="T51" style:family="text">
      <style:text-properties style:use-window-font-color="true" fo:font-size="12pt" fo:font-weight="normal" officeooo:rsid="050b2825" style:font-size-asian="12pt" style:font-weight-asian="normal" style:font-size-complex="12pt"/>
    </style:style>
    <style:style style:name="T52" style:family="text">
      <style:text-properties style:use-window-font-color="true" fo:font-size="12pt" fo:font-weight="normal" officeooo:rsid="050f5d03" style:font-size-asian="12pt" style:font-weight-asian="normal" style:font-size-complex="12pt"/>
    </style:style>
    <style:style style:name="T53" style:family="text">
      <style:text-properties style:use-window-font-color="true" fo:font-size="12pt" fo:font-weight="normal" officeooo:rsid="05103b7d" style:font-size-asian="12pt" style:font-weight-asian="normal" style:font-size-complex="12pt"/>
    </style:style>
    <style:style style:name="T54" style:family="text">
      <style:text-properties style:use-window-font-color="true" fo:font-size="12pt" fo:font-weight="normal" officeooo:rsid="05105fe6" style:font-size-asian="12pt" style:font-weight-asian="normal" style:font-size-complex="12pt"/>
    </style:style>
    <style:style style:name="T55" style:family="text">
      <style:text-properties style:use-window-font-color="true" fo:font-size="12pt" fo:font-weight="normal" officeooo:rsid="05123d7c" style:font-size-asian="12pt" style:font-weight-asian="normal" style:font-size-complex="12pt"/>
    </style:style>
    <style:style style:name="T56" style:family="text">
      <style:text-properties style:use-window-font-color="true" fo:font-size="12pt" fo:font-weight="normal" officeooo:rsid="0513abfb" style:font-size-asian="12pt" style:font-weight-asian="normal" style:font-size-complex="12pt"/>
    </style:style>
    <style:style style:name="T57" style:family="text">
      <style:text-properties style:use-window-font-color="true" fo:font-size="12pt" fo:font-weight="normal" officeooo:rsid="05146c22" style:font-size-asian="12pt" style:font-weight-asian="normal" style:font-size-complex="12pt"/>
    </style:style>
    <style:style style:name="T58" style:family="text">
      <style:text-properties style:use-window-font-color="true" fo:font-size="12pt" fo:font-weight="normal" officeooo:rsid="064794c2" style:font-size-asian="12pt" style:font-weight-asian="normal" style:font-size-complex="12pt"/>
    </style:style>
    <style:style style:name="T59" style:family="text">
      <style:text-properties style:use-window-font-color="true" fo:font-size="12pt" fo:font-weight="normal" officeooo:rsid="052727c5" style:font-size-asian="12pt" style:font-weight-asian="normal" style:font-size-complex="12pt"/>
    </style:style>
    <style:style style:name="T60" style:family="text">
      <style:text-properties style:use-window-font-color="true" fo:font-size="12pt" fo:font-weight="normal" officeooo:rsid="054d8ad3" style:font-size-asian="12pt" style:font-weight-asian="normal" style:font-size-complex="12pt"/>
    </style:style>
    <style:style style:name="T61" style:family="text">
      <style:text-properties style:use-window-font-color="true" fo:font-size="12pt" fo:font-weight="normal" officeooo:rsid="0542d01c" style:font-size-asian="12pt" style:font-weight-asian="normal" style:font-size-complex="12pt"/>
    </style:style>
    <style:style style:name="T62" style:family="text">
      <style:text-properties style:use-window-font-color="true" fo:font-size="12pt" fo:font-weight="normal" officeooo:rsid="0545d62f" style:font-size-asian="12pt" style:font-weight-asian="normal" style:font-size-complex="12pt"/>
    </style:style>
    <style:style style:name="T63" style:family="text">
      <style:text-properties style:use-window-font-color="true" fo:font-size="12pt" fo:font-weight="normal" officeooo:rsid="054e4547" style:font-size-asian="12pt" style:font-weight-asian="normal" style:font-size-complex="12pt"/>
    </style:style>
    <style:style style:name="T64" style:family="text">
      <style:text-properties style:use-window-font-color="true" fo:font-size="12pt" fo:font-weight="normal" officeooo:rsid="064b6297" style:font-size-asian="12pt" style:font-weight-asian="normal" style:font-size-complex="12pt"/>
    </style:style>
    <style:style style:name="T65" style:family="text">
      <style:text-properties style:use-window-font-color="true" fo:font-size="12pt" fo:font-weight="normal" officeooo:rsid="064ab6d8" style:font-size-asian="12pt" style:font-weight-asian="normal" style:font-size-complex="12pt"/>
    </style:style>
    <style:style style:name="T66" style:family="text">
      <style:text-properties style:use-window-font-color="true" fo:font-size="12pt" fo:font-weight="normal" officeooo:rsid="064bec78" style:font-size-asian="12pt" style:font-weight-asian="normal" style:font-size-complex="12pt"/>
    </style:style>
    <style:style style:name="T67" style:family="text">
      <style:text-properties style:use-window-font-color="true" fo:font-size="12pt" fo:font-weight="normal" officeooo:rsid="0650a59d" style:font-size-asian="12pt" style:font-weight-asian="normal" style:font-size-complex="12pt"/>
    </style:style>
    <style:style style:name="T68" style:family="text">
      <style:text-properties style:use-window-font-color="true" fo:font-size="12pt" fo:font-weight="normal" officeooo:rsid="064e8a49" style:font-size-asian="12pt" style:font-weight-asian="normal" style:font-size-complex="12pt"/>
    </style:style>
    <style:style style:name="T69" style:family="text">
      <style:text-properties style:use-window-font-color="true" fo:font-size="12pt" fo:font-weight="normal" officeooo:rsid="0653eabe" style:font-size-asian="12pt" style:font-weight-asian="normal" style:font-size-complex="12pt"/>
    </style:style>
    <style:style style:name="T70" style:family="text">
      <style:text-properties style:use-window-font-color="true" fo:font-size="12pt" fo:font-weight="normal" officeooo:rsid="054b3372" style:font-size-asian="12pt" style:font-weight-asian="normal" style:font-size-complex="12pt"/>
    </style:style>
    <style:style style:name="T71" style:family="text">
      <style:text-properties style:use-window-font-color="true" fo:font-size="12pt" fo:font-weight="normal" officeooo:rsid="054f5c68" style:font-size-asian="12pt" style:font-weight-asian="normal" style:font-size-complex="12pt"/>
    </style:style>
    <style:style style:name="T72" style:family="text">
      <style:text-properties style:use-window-font-color="true" fo:font-size="12pt" fo:font-weight="normal" officeooo:rsid="052c385e" style:font-size-asian="12pt" style:font-weight-asian="normal" style:font-size-complex="12pt"/>
    </style:style>
    <style:style style:name="T73" style:family="text">
      <style:text-properties style:use-window-font-color="true" fo:font-size="12pt" fo:font-weight="normal" officeooo:rsid="05799f1f" style:font-size-asian="12pt" style:font-weight-asian="normal" style:font-size-complex="12pt"/>
    </style:style>
    <style:style style:name="T74" style:family="text">
      <style:text-properties style:use-window-font-color="true" fo:font-size="12pt" fo:font-weight="normal" officeooo:rsid="06bdfb68" style:font-size-asian="12pt" style:font-weight-asian="normal" style:font-size-complex="12pt"/>
    </style:style>
    <style:style style:name="T75" style:family="text">
      <style:text-properties style:use-window-font-color="true" fo:font-size="12pt" fo:font-weight="normal" officeooo:rsid="06e0ceab" style:font-size-asian="12pt" style:font-weight-asian="normal" style:font-size-complex="12pt"/>
    </style:style>
    <style:style style:name="T76" style:family="text">
      <style:text-properties style:use-window-font-color="true" fo:font-size="12pt" fo:font-weight="normal" officeooo:rsid="06ec4120" style:font-size-asian="12pt" style:font-weight-asian="normal" style:font-size-complex="12pt"/>
    </style:style>
    <style:style style:name="T77" style:family="text">
      <style:text-properties style:use-window-font-color="true" style:text-position="super 58%" fo:font-size="12pt" fo:font-weight="normal" officeooo:rsid="051b68f7" style:font-size-asian="12pt" style:font-weight-asian="normal" style:font-size-complex="12pt" style:font-weight-complex="normal"/>
    </style:style>
    <style:style style:name="T78" style:family="text">
      <style:text-properties style:use-window-font-color="true" style:text-position="9% 100%" fo:font-size="36pt" fo:font-weight="normal" officeooo:rsid="065cb0ab" style:font-size-asian="36pt" style:font-weight-asian="normal" style:font-size-complex="12pt" style:font-weight-complex="normal"/>
    </style:style>
    <style:style style:name="T79" style:family="text">
      <style:text-properties style:use-window-font-color="true" style:font-name="David CLM" fo:font-size="12pt" fo:font-weight="normal" officeooo:rsid="0681d3d7" style:font-size-asian="12pt" style:font-weight-asian="normal" style:font-name-complex="David CLM" style:font-size-complex="12pt"/>
    </style:style>
    <style:style style:name="T80" style:family="text">
      <style:text-properties style:use-window-font-color="true" style:font-name="David CLM" fo:font-size="12pt" fo:font-weight="normal" officeooo:rsid="068ec273" style:font-size-asian="12pt" style:font-weight-asian="normal" style:font-name-complex="David CLM" style:font-size-complex="12pt" style:font-weight-complex="normal"/>
    </style:style>
    <style:style style:name="T81" style:family="text">
      <style:text-properties style:use-window-font-color="true" style:font-name="David CLM" fo:font-size="12pt" fo:font-weight="normal" officeooo:rsid="052c385e" style:font-size-asian="12pt" style:font-weight-asian="normal" style:font-name-complex="David CLM" style:font-size-complex="12pt" style:font-weight-complex="normal"/>
    </style:style>
    <style:style style:name="T82" style:family="text">
      <style:text-properties style:use-window-font-color="true" style:font-name="David CLM" fo:font-size="12pt" fo:font-weight="normal" officeooo:rsid="06903e1e" style:font-size-asian="12pt" style:font-weight-asian="normal" style:font-name-complex="David CLM" style:font-size-complex="12pt" style:font-weight-complex="normal"/>
    </style:style>
    <style:style style:name="T83" style:family="text">
      <style:text-properties style:use-window-font-color="true" style:font-name="David CLM" fo:font-size="12pt" fo:font-weight="normal" officeooo:rsid="0578b3a6" style:font-size-asian="12pt" style:font-weight-asian="normal" style:font-name-complex="David CLM" style:font-size-complex="12pt" style:font-weight-complex="normal"/>
    </style:style>
    <style:style style:name="T84" style:family="text">
      <style:text-properties style:use-window-font-color="true" style:font-name="David CLM" fo:font-size="12pt" fo:font-weight="normal" officeooo:rsid="052bb894" style:font-size-asian="12pt" style:font-weight-asian="normal" style:font-name-complex="David CLM" style:font-size-complex="12pt" style:font-weight-complex="normal"/>
    </style:style>
    <style:style style:name="T85" style:family="text">
      <style:text-properties style:use-window-font-color="true" style:font-name="David CLM" fo:font-size="12pt" fo:font-weight="normal" officeooo:rsid="0691daff" style:font-size-asian="12pt" style:font-weight-asian="normal" style:font-name-complex="David CLM" style:font-size-complex="12pt" style:font-weight-complex="normal"/>
    </style:style>
    <style:style style:name="T86" style:family="text">
      <style:text-properties style:use-window-font-color="true" style:font-name="David CLM" fo:font-size="12pt" fo:font-weight="normal" officeooo:rsid="0682a686" style:font-size-asian="12pt" style:font-weight-asian="normal" style:font-name-complex="David CLM" style:font-size-complex="12pt" style:font-weight-complex="normal"/>
    </style:style>
    <style:style style:name="T87" style:family="text">
      <style:text-properties style:use-window-font-color="true" style:font-name="David CLM" fo:font-size="12pt" fo:font-weight="normal" officeooo:rsid="06c6a3af" style:font-size-asian="12pt" style:font-weight-asian="normal" style:font-name-complex="David CLM" style:font-size-complex="12pt" style:font-weight-complex="normal"/>
    </style:style>
    <style:style style:name="T88" style:family="text">
      <style:text-properties style:use-window-font-color="true" style:font-name="David CLM" fo:font-size="12pt" fo:font-weight="normal" officeooo:rsid="068ec273" style:font-size-asian="12pt" style:font-weight-asian="normal" style:font-name-complex="David CLM" style:font-size-complex="12pt"/>
    </style:style>
    <style:style style:name="T89" style:family="text">
      <style:text-properties style:use-window-font-color="true" style:font-name="David CLM" fo:font-size="12pt" fo:font-weight="normal" officeooo:rsid="06903e1e" style:font-size-asian="12pt" style:font-weight-asian="normal" style:font-name-complex="David CLM" style:font-size-complex="12pt"/>
    </style:style>
    <style:style style:name="T90" style:family="text">
      <style:text-properties style:use-window-font-color="true" style:font-name="David CLM" fo:font-size="12pt" fo:font-weight="normal" officeooo:rsid="0691daff" style:font-size-asian="12pt" style:font-weight-asian="normal" style:font-name-complex="David CLM" style:font-size-complex="12pt"/>
    </style:style>
    <style:style style:name="T91" style:family="text">
      <style:text-properties style:use-window-font-color="true" style:font-name="David CLM" fo:font-size="12pt" fo:font-weight="normal" officeooo:rsid="067f6252" style:font-size-asian="12pt" style:font-weight-asian="normal" style:font-name-complex="David CLM" style:font-size-complex="12pt"/>
    </style:style>
    <style:style style:name="T92" style:family="text">
      <style:text-properties style:use-window-font-color="true" style:font-name="David CLM" fo:font-size="12pt" fo:font-weight="normal" officeooo:rsid="06c6a3af" style:font-size-asian="12pt" style:font-weight-asian="normal" style:font-name-complex="David CLM" style:font-size-complex="12pt"/>
    </style:style>
    <style:style style:name="T93" style:family="text">
      <style:text-properties style:use-window-font-color="true" style:font-name="David CLM" fo:font-size="12pt" fo:font-weight="normal" officeooo:rsid="06d3a859" style:font-size-asian="12pt" style:font-weight-asian="normal" style:font-name-complex="David CLM" style:font-size-complex="12pt"/>
    </style:style>
    <style:style style:name="T94" style:family="text">
      <style:text-properties style:use-window-font-color="true" style:font-name="David CLM" fo:font-size="12pt" fo:font-style="italic" fo:font-weight="normal" officeooo:rsid="068ec273" style:font-size-asian="12pt" style:font-style-asian="italic" style:font-weight-asian="normal" style:font-name-complex="David CLM" style:font-size-complex="12pt" style:font-style-complex="italic"/>
    </style:style>
    <style:style style:name="T95" style:family="text">
      <style:text-properties style:use-window-font-color="true" style:font-name="David CLM" fo:font-size="12pt" fo:font-style="italic" fo:font-weight="normal" officeooo:rsid="06903e1e" style:font-size-asian="12pt" style:font-style-asian="italic" style:font-weight-asian="normal" style:font-name-complex="David CLM" style:font-size-complex="12pt" style:font-style-complex="italic"/>
    </style:style>
    <style:style style:name="T96" style:family="text">
      <style:text-properties style:use-window-font-color="true" style:font-name="David CLM" fo:font-size="12pt" fo:font-style="normal" fo:font-weight="bold" officeooo:rsid="06d8d4d9" style:font-size-asian="12pt" style:font-style-asian="normal" style:font-weight-asian="bold" style:font-name-complex="David CLM" style:font-size-complex="12pt" style:font-style-complex="normal" style:font-weight-complex="bold"/>
    </style:style>
    <style:style style:name="T97" style:family="text">
      <style:text-properties style:use-window-font-color="true" style:font-name="David CLM" fo:font-size="12pt" fo:font-style="normal" fo:font-weight="normal" officeooo:rsid="06d8d4d9" style:font-size-asian="12pt" style:font-style-asian="normal" style:font-weight-asian="normal" style:font-name-complex="David CLM" style:font-size-complex="12pt" style:font-style-complex="normal"/>
    </style:style>
    <style:style style:name="T98" style:family="text">
      <style:text-properties style:use-window-font-color="true" fo:font-weight="bold" officeooo:rsid="069b8b2c" style:font-weight-asian="bold" style:font-weight-complex="bold"/>
    </style:style>
    <style:style style:name="T99" style:family="text">
      <style:text-properties style:use-window-font-color="true" officeooo:rsid="066e103f"/>
    </style:style>
    <style:style style:name="T100" style:family="text">
      <style:text-properties style:use-window-font-color="true" officeooo:rsid="06743d08"/>
    </style:style>
    <style:style style:name="T101" style:family="text">
      <style:text-properties style:use-window-font-color="true" officeooo:rsid="066be7b8"/>
    </style:style>
    <style:style style:name="T102" style:family="text">
      <style:text-properties fo:font-weight="bold" style:font-weight-asian="bold" style:font-weight-complex="bold"/>
    </style:style>
    <style:style style:name="T103" style:family="text">
      <style:text-properties fo:font-weight="bold" officeooo:rsid="04e96636" style:font-weight-asian="bold" style:font-weight-complex="bold"/>
    </style:style>
    <style:style style:name="T104" style:family="text">
      <style:text-properties fo:font-weight="bold" officeooo:rsid="066be7b8" style:font-weight-asian="bold" style:font-weight-complex="bold"/>
    </style:style>
    <style:style style:name="T105" style:family="text">
      <style:text-properties fo:font-weight="bold" officeooo:rsid="066be7b8" style:font-weight-asian="bold"/>
    </style:style>
    <style:style style:name="T106" style:family="text">
      <style:text-properties fo:font-weight="normal" officeooo:rsid="04e96636" style:font-weight-asian="normal" style:font-weight-complex="normal"/>
    </style:style>
    <style:style style:name="T107" style:family="text">
      <style:text-properties fo:font-style="italic" style:font-style-asian="italic" style:font-style-complex="italic"/>
    </style:style>
    <style:style style:name="T108" style:family="text">
      <style:text-properties officeooo:rsid="04e96636"/>
    </style:style>
    <style:style style:name="T109" style:family="text">
      <style:text-properties officeooo:rsid="04f685fb"/>
    </style:style>
    <style:style style:name="T110" style:family="text">
      <style:text-properties officeooo:rsid="05214c13"/>
    </style:style>
    <style:style style:name="T111" style:family="text">
      <style:text-properties officeooo:rsid="056e9d31"/>
    </style:style>
    <style:style style:name="T112" style:family="text">
      <style:text-properties officeooo:rsid="0571ad85"/>
    </style:style>
    <style:style style:name="T113" style:family="text">
      <style:text-properties officeooo:rsid="0576519a"/>
    </style:style>
    <style:style style:name="T114" style:family="text">
      <style:text-properties officeooo:rsid="057cac9e"/>
    </style:style>
    <style:style style:name="T115" style:family="text">
      <style:text-properties officeooo:rsid="057d7a47"/>
    </style:style>
    <style:style style:name="T116" style:family="text">
      <style:text-properties officeooo:rsid="057fe495"/>
    </style:style>
    <style:style style:name="T117" style:family="text">
      <style:text-properties officeooo:rsid="058450f2"/>
    </style:style>
    <style:style style:name="T118" style:family="text">
      <style:text-properties officeooo:rsid="058e895a"/>
    </style:style>
    <style:style style:name="T119" style:family="text">
      <style:text-properties officeooo:rsid="0618b34b"/>
    </style:style>
    <style:style style:name="T120" style:family="text">
      <style:text-properties style:text-position="9% 100%" fo:font-size="36pt" fo:font-weight="bold" style:font-size-asian="36pt" style:font-weight-asian="bold"/>
    </style:style>
    <style:style style:name="T121" style:family="text">
      <style:text-properties style:text-position="9% 100%" style:font-name="Liberation Sans1" fo:font-size="12pt" officeooo:rsid="069c3f25" style:font-size-asian="12pt" style:font-name-complex="David CLM" style:font-size-complex="12pt"/>
    </style:style>
    <style:style style:name="T122" style:family="text">
      <style:text-properties fo:font-size="36pt" style:font-size-asian="36pt"/>
    </style:style>
    <style:style style:name="T123" style:family="text">
      <style:text-properties fo:font-size="36pt" officeooo:rsid="065cb0ab" style:font-size-asian="36pt"/>
    </style:style>
    <style:style style:name="T124" style:family="text">
      <style:text-properties fo:font-size="36pt" officeooo:rsid="065e22ae" style:font-size-asian="36pt"/>
    </style:style>
    <style:style style:name="T125" style:family="text">
      <style:text-properties fo:font-size="36pt" officeooo:rsid="066171a0" style:font-size-asian="36pt"/>
    </style:style>
    <style:style style:name="T126" style:family="text">
      <style:text-properties fo:font-size="36pt" officeooo:rsid="067c4fc4" style:font-size-asian="36pt"/>
    </style:style>
    <style:style style:name="T127" style:family="text">
      <style:text-properties fo:font-size="36pt" fo:font-weight="bold" style:font-size-asian="36pt" style:font-weight-asian="bold"/>
    </style:style>
    <style:style style:name="T128" style:family="text">
      <style:text-properties fo:font-size="28pt" style:font-size-asian="28pt"/>
    </style:style>
    <style:style style:name="T129" style:family="text">
      <style:text-properties officeooo:rsid="06606779"/>
    </style:style>
    <style:style style:name="T130" style:family="text">
      <style:text-properties officeooo:rsid="066be7b8"/>
    </style:style>
    <style:style style:name="T131" style:family="text">
      <style:text-properties officeooo:rsid="066d45c6"/>
    </style:style>
    <style:style style:name="T132" style:family="text">
      <style:text-properties officeooo:rsid="066e103f"/>
    </style:style>
    <style:style style:name="T133" style:family="text">
      <style:text-properties officeooo:rsid="06708f9e"/>
    </style:style>
    <style:style style:name="T134" style:family="text">
      <style:text-properties officeooo:rsid="067303d3"/>
    </style:style>
    <style:style style:name="T135" style:family="text">
      <style:text-properties style:font-name="David CLM" officeooo:rsid="05214c13" style:font-name-complex="David CLM"/>
    </style:style>
    <style:style style:name="T136" style:family="text">
      <style:text-properties style:font-name="David CLM" officeooo:rsid="067f6252" style:font-name-complex="David CLM"/>
    </style:style>
    <style:style style:name="T137" style:family="text">
      <style:text-properties style:font-name="David CLM" fo:font-size="12pt" officeooo:rsid="069cbd4d" style:font-size-asian="12pt" style:font-name-complex="David CLM" style:font-size-complex="12pt"/>
    </style:style>
    <style:style style:name="T138" style:family="text">
      <style:text-properties officeooo:rsid="06a342b7"/>
    </style:style>
    <style:style style:name="T139" style:family="text">
      <style:text-properties officeooo:rsid="06a5ae2c"/>
    </style:style>
    <style:style style:name="T140" style:family="text">
      <style:text-properties fo:font-size="16pt" style:font-size-asian="16pt" style:font-size-complex="16pt"/>
    </style:style>
    <style:style style:name="T141" style:family="text">
      <style:text-properties officeooo:rsid="04636a87"/>
    </style:style>
    <style:style style:name="T142" style:family="text">
      <style:text-properties officeooo:rsid="06bc4fdc"/>
    </style:style>
    <style:style style:name="T143" style:family="text">
      <style:text-properties officeooo:rsid="06c6a3af"/>
    </style:style>
    <style:style style:name="T144" style:family="text">
      <style:text-properties officeooo:rsid="06c9d90f"/>
    </style:style>
    <style:style style:name="T145" style:family="text">
      <style:text-properties officeooo:rsid="06e8dce6"/>
    </style:style>
    <style:style style:name="T146" style:family="text">
      <style:text-properties officeooo:rsid="06eabbd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span text:style-name="T141">החלפת כליות </text:span><text:span text:style-name="T140">- kidney exchange</text:span></text:h>
      <text:p text:style-name="P9">מחלת כליות היא בעיה רפואית קשה. חולי כליות צריכים להיות מחוברים לדיאליזה במשך שעות רבות - אלא-אם-כן משתילים להם כליה חדשה. ברוב המדינות, התור להשתלת כליות ארוך הרבה יותר ממספר הכליות הנתרמות. פתרון אפשרי לבעיה היה לאפשר מסחר בכליות, אלא שהחוק ברוב המדינות אוסר סחר באיברים (יש מדינה אחת שבה החוק מתיר סחר בכליות והיא איראן. זו גם המדינה היחידה <text:span text:style-name="T119">ש</text:span>אין <text:span text:style-name="T119">בה </text:span>תור להשתלת כליות<text:span text:style-name="T119">...</text:span>).</text:p>
      <text:p text:style-name="P10">החוק כן מתיר תרומת איברים בחינם, <text:span text:style-name="T108">ואכן לחולים רבים יש חבר או קרוב המוכן לתרום להם כליה. הבעיה היא, שבמקרים רבים התורם לא מתאימה לחולה מבחינה רפואית. הסיבה העיקרית היא </text:span><text:span text:style-name="T103">סוג הדם</text:span><text:span text:style-name="T108">. כידוע, יש ארבעה סוגי דם. הטבלה הבאה מתארת מי יכול לתרום למי (למשל, סוג-דם O יכול לתרום לכולם):</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40">תורם V <text:s text:c="3"/>נתרם &gt;</text:p>
          </table:table-cell>
          <table:table-cell table:style-name="Table1.A1" office:value-type="string">
            <text:p text:style-name="P41">O</text:p>
          </table:table-cell>
          <table:table-cell table:style-name="Table1.A1" office:value-type="string">
            <text:p text:style-name="P41">A</text:p>
          </table:table-cell>
          <table:table-cell table:style-name="Table1.A1" office:value-type="string">
            <text:p text:style-name="P41">B</text:p>
          </table:table-cell>
          <table:table-cell table:style-name="Table1.E1" office:value-type="string">
            <text:p text:style-name="P41">AB</text:p>
          </table:table-cell>
        </table:table-row>
        <table:table-row>
          <table:table-cell table:style-name="Table1.A2" office:value-type="string">
            <text:p text:style-name="P42">O</text:p>
          </table:table-cell>
          <table:table-cell table:style-name="Table1.A2" office:value-type="string">
            <text:p text:style-name="P43">כן</text:p>
          </table:table-cell>
          <table:table-cell table:style-name="Table1.A2" office:value-type="string">
            <text:p text:style-name="P43">כן</text:p>
          </table:table-cell>
          <table:table-cell table:style-name="Table1.A2" office:value-type="string">
            <text:p text:style-name="P43">כן</text:p>
          </table:table-cell>
          <table:table-cell table:style-name="Table1.E2" office:value-type="string">
            <text:p text:style-name="P43">כן</text:p>
          </table:table-cell>
        </table:table-row>
        <table:table-row>
          <table:table-cell table:style-name="Table1.A2" office:value-type="string">
            <text:p text:style-name="P41">A</text:p>
          </table:table-cell>
          <table:table-cell table:style-name="Table1.A2" office:value-type="string">
            <text:p text:style-name="P44">לא</text:p>
          </table:table-cell>
          <table:table-cell table:style-name="Table1.A2" office:value-type="string">
            <text:p text:style-name="P43">כן</text:p>
          </table:table-cell>
          <table:table-cell table:style-name="Table1.A2" office:value-type="string">
            <text:p text:style-name="P44">לא</text:p>
          </table:table-cell>
          <table:table-cell table:style-name="Table1.E2" office:value-type="string">
            <text:p text:style-name="P43">כן</text:p>
          </table:table-cell>
        </table:table-row>
        <table:table-row>
          <table:table-cell table:style-name="Table1.A2" office:value-type="string">
            <text:p text:style-name="P41">B</text:p>
          </table:table-cell>
          <table:table-cell table:style-name="Table1.A2" office:value-type="string">
            <text:p text:style-name="P44">לא</text:p>
          </table:table-cell>
          <table:table-cell table:style-name="Table1.A2" office:value-type="string">
            <text:p text:style-name="P44">לא</text:p>
          </table:table-cell>
          <table:table-cell table:style-name="Table1.A2" office:value-type="string">
            <text:p text:style-name="P43">כן</text:p>
          </table:table-cell>
          <table:table-cell table:style-name="Table1.E2" office:value-type="string">
            <text:p text:style-name="P43">כן</text:p>
          </table:table-cell>
        </table:table-row>
        <table:table-row>
          <table:table-cell table:style-name="Table1.A2" office:value-type="string">
            <text:p text:style-name="P41">AB</text:p>
          </table:table-cell>
          <table:table-cell table:style-name="Table1.A2" office:value-type="string">
            <text:p text:style-name="P44">לא</text:p>
          </table:table-cell>
          <table:table-cell table:style-name="Table1.A2" office:value-type="string">
            <text:p text:style-name="P44">לא</text:p>
          </table:table-cell>
          <table:table-cell table:style-name="Table1.A2" office:value-type="string">
            <text:p text:style-name="P44">לא</text:p>
          </table:table-cell>
          <table:table-cell table:style-name="Table1.E2" office:value-type="string">
            <text:p text:style-name="P43">כן</text:p>
          </table:table-cell>
        </table:table-row>
      </table:table>
      <text:p text:style-name="P12"/>
      <text:p text:style-name="P12">בנוסף לסוג דם ישנם עוד גורמים<text:span text:style-name="T113"> -</text:span> נוגדנים מסויימים שנמצאים אצל התורם ולא אצל הנתרם יכולים לגרום לדחיית השתל.</text:p>
      <text:p text:style-name="P11"><text:span text:style-name="T108">עכשיו תארו לעצמכם שיש </text:span><text:span text:style-name="T106">שני </text:span><text:span text:style-name="T108">זוגות תורמים: תורם א מתאים לחולה ב (למשל שניהם עם דם סוג A), ותורם ב מתאים לחולה א (למשל שניהם עם דם סוג B). במצב זה אפשר לבצע </text:span><text:span text:style-name="T103">החלפת כליות</text:span><text:span text:style-name="T108">: הארבעה מסכמים ביניהם, שתורם א יתרום לחולה ב ובתמורה תורם ב יתרום לחולה א. </text:span><text:span text:style-name="T44">"מסחר" מסוג זה הוא חוקי ברוב המדינות. </text:span></text:p>
      <text:p text:style-name="P13"><text:span text:style-name="T109">כדי לעודד החלפות כאלו, הוקמו מאגרי-מידע של זוגות חולים ותורמים, למשל מאגר </text:span>Kidney Paired Donation<text:span text:style-name="T109"> בארה"ב. ניתן לייצג מאגר-מידע כזה כגרף מכוון שבו:</text:span></text:p>
      <text:list xml:id="list928244437" text:style-name="L1">
        <text:list-item>
          <text:p text:style-name="P46"><text:span text:style-name="T1">הצמתים </text:span><text:span text:style-name="T11">הם </text:span><text:span text:style-name="T13">הזוגות;</text:span></text:p>
        </text:list-item>
        <text:list-item>
          <text:p text:style-name="P46"><text:span text:style-name="T45">יש </text:span><text:span text:style-name="T3">קשת</text:span><text:span text:style-name="T45"> מזוג א אל זוג ב, אם </text:span><text:span text:style-name="T46">ה</text:span><text:span text:style-name="T45">תורם </text:span><text:span text:style-name="T46">בזוג </text:span><text:span text:style-name="T45">א יכול </text:span><text:span text:style-name="T47">מבחינה רפואית </text:span><text:span text:style-name="T45">לתרום כליה לחולה </text:span><text:span text:style-name="T46">בזוג </text:span><text:span text:style-name="T45">ב.</text:span></text:p>
        </text:list-item>
      </text:list>
      <text:p text:style-name="P23">עקרונית, יכולנו להשתמש כאן באלגוריתם "מעגלי המסחר"<text:span text:style-name="T142"> (וכך אכן עשו בהתחלה - בשנת 2004 - כשהקימו את המאגר הראשון)</text:span>. אולם יש שתי בעיות:</text:p>
      <text:list xml:id="list2385119446" text:style-name="L2">
        <text:list-item>
          <text:p text:style-name="P55">בהחלפת כליות ה"העדפות" הן בינאריות: או שזוג מסויים מתאים, או שלא. לכן לכל זוג יכולות להיות הרבה קשתות יוצאות. באלגוריתם מעגלי המסחר, לכל צומת היתה קשת יוצאת אחת.</text:p>
        </text:list-item>
        <text:list-item>
          <text:p text:style-name="P47"><text:span text:style-name="T48">החלפת כליות</text:span><text:span text:style-name="T49"> היא תהליך בלתי הפיך. לכן, </text:span><text:span text:style-name="T44">כדי לוודא </text:span><text:span text:style-name="T49">ש</text:span><text:span text:style-name="T44">אף תורם לא יתחרט באמצע, </text:span><text:span text:style-name="T50">חשוב שכל ההשתלות יתבצעו </text:span><text:span text:style-name="T44">בדיוק באותו זמן.</text:span><text:span text:style-name="T50"> ככל שהמעגלים גדולים יותר, זה יותר מסובך מבחינה לוגיסטית. לכן באופן פרקטי המעגלים צריכים להיות קצרים - באורך 2 או לכל היותר 3. אלגוריתם מעגלי המסחר לא מבטיח שום דבר לגבי אורך המעגלים.</text:span></text:p>
        </text:list-item>
      </text:list>
      <text:p text:style-name="P26"><text:span text:style-name="T51">במצב זה, נראה שהפתרון של מציאת מעגלים </text:span><text:span text:style-name="T52">אינו</text:span><text:span text:style-name="T51"> מתאים. אבל אפשר להשתמש בפתרון אחר.</text:span></text:p>
      <text:p text:style-name="Heading_20_2">ה<text:span text:style-name="T110">חלפת כליות בזוגות</text:span></text:p>
      <text:p text:style-name="P27"><text:span text:style-name="T53">ראשית, נניח שאנחנו מסתפקים </text:span><text:span text:style-name="T54">במעגלים באורך 2. </text:span><text:span text:style-name="T55">במצב זה אפשר להפוך את הגרף לגרף לא-מכוון, שבו יש קשת בין זוג א לזוג ב, אם גם תורם א מתאים לחולה ב וגם תורם ב מתאים לחולה א.</text:span><text:span text:style-name="T56"> המטרה שלנו היא לבצע כמה שיותר החלפות. לאיזו בעיה בתורת הגרפים זה מתאים? </text:span><text:span text:style-name="T5">מציאת שידוך </text:span><text:span text:style-name="T6">גדול ביותר</text:span><text:span text:style-name="T5"> בגרף</text:span><text:span text:style-name="T14">.</text:span></text:p>
      <text:p text:style-name="P50"><text:soft-page-break/><text:span text:style-name="T57">בקורס </text:span><text:span text:style-name="T74">אלגוריתמים</text:span><text:span text:style-name="T57"> למדתם למצוא שידוך גדול ביותר בגרף </text:span><text:span text:style-name="T4">דו-צדדי</text:span><text:span text:style-name="T57"> בעזרת אלגוריתם הזרימה של Ford-Fulkerson. הגרף שלנו הוא גרף </text:span><text:span text:style-name="T4">כללי</text:span><text:span text:style-name="T57"> - לא בהכרח דו-צדדי. לכן צריך אלגוריתם כללי יותר. </text:span></text:p>
      <text:p text:style-name="P51"><text:span text:style-name="T10">כדי לתאר את האלגוריתם, נסביר כמה מושגים על שידוכים בגרפים.</text:span></text:p>
      <text:p text:style-name="Text_20_body">נניח שיש לנו שידוך כלשהו M בגרף. אנחנו צובעים את כל הקשתות של M בצבע ירוק, ואת כל שאר הקשתות בצבע אדום. <text:s/><text:span text:style-name="T102">מסלול שיפור</text:span> (augmenting path) של M מוגדר כמסלול המתחיל ומסתיים בצמתים שאינן משודכות, והקשתות שלו מתחלפות בצבען: אדום—ירוק—אדום--...--ירוק--אדום. אם לוקחים מסלול-שיפור, והופכים כל קשת אדומה לירוקה וכל ירוקה לאדומה, אז מספר הקשתות הירוקות גדל ב-1 <text:span text:style-name="T145">ומקבלים </text:span>שידוך חדש שהוא גדול ב-1 מ-M. <text:s text:c="2"/>כלומר אם יש מסלול-שיפור – השידוך עדיין לא מקסימלי. הלֶמָה של ברג' (Berge) קובעת שגם ההיפך הוא הנכון:</text:p>
      <text:p text:style-name="Text_20_body"><text:span text:style-name="T96">הלמה של ברג'</text:span><text:span text:style-name="T97">: </text:span>שידוך M הוא מקסימלי אם-ורק-אם אין לו מסלולי-שיפור.</text:p>
      <text:p text:style-name="Text_20_body">הוכחה: כיוון א: אם ל-M יש מסלול-שיפור אז אפשר להגדיל את M, ולכן הוא לא מקסימלי.</text:p>
      <text:p text:style-name="Text_20_body">כיוון ב: נניח ש-M לא מקסימלי. אז קיים שידוך אחר, נניח N, שיש בו יותר קשתות מב-M. נסתכל על הגרף המושרה ע"י ההפרש הסימטרי של שני השידוכים – הקשתות שנמצאות או ב-M או ב-N אבל לא בשניהם. לפי הגדרת שידוך, כל צומת סמוך לכל היותר לקשת אחת בכל שידוך. לכן, בגרף ההפרש, הדרגה של כל צומת היא לכל היותר 2, כל המסלולים הם מסלולים מתחלפים (קשת M – קשת N – קשת M – קשת N - …), ויש רק שלושה סוגים של רכיבי-קשירות:</text:p>
      <text:p text:style-name="Text_20_body">א. צמתים מבודדים – לא סמוכים לאף קשת;</text:p>
      <text:p text:style-name="P56">ב. מעגלים מתחלפים – חייבים להיות באורך זוגי ועם מספר שווה של קשתות משני השידוכים;</text:p>
      <text:p text:style-name="P56">ג. מסלולים מתחלפים.</text:p>
      <text:p text:style-name="P56">לפי <text:span text:style-name="T146">ההנחה, N גדול מ-M. לכן, לפי כלל שובך היונים, יש לפחות רכיב-קשירות אחד שבו מספר הקשתות של N גדול ממספר הקשתות של M. רכיב כזה חייב להיות מסוג ג – מסלול מתחלף המתחיל ומסתיים בקשת שנמצאת ב-N ולא ב-M. המסלול הזה הוא מסלול-שיפור של M! <text:s text:c="4"/></text:span><text:span text:style-name="T93">***</text:span></text:p>
      <text:p text:style-name="P53"><text:span text:style-name="T76">אחרי שהוכחנו את </text:span><text:span text:style-name="T10">הלמה של ברג', </text:span><text:span text:style-name="T76">אפשר </text:span><text:span text:style-name="T10">למצוא שידוך מקסימלי בגרף בעזרת האלגוריתם הבא:</text:span></text:p>
      <text:p text:style-name="P53"><text:span text:style-name="T10">א. אתחל את M לשידוך ריק.</text:span></text:p>
      <text:p text:style-name="P53"><text:span text:style-name="T10">ב. </text:span><text:span text:style-name="T75">חפש</text:span><text:span text:style-name="T10"> מסלול-שיפור </text:span><text:span text:style-name="T75">של M.</text:span></text:p>
      <text:list xml:id="list1237435315" text:style-name="L8">
        <text:list-item>
          <text:p text:style-name="P54"><text:span text:style-name="T10">אם אין מסלול שיפור – סיימנו – M מקסימלי לפי הלמה של ברג'.</text:span></text:p>
        </text:list-item>
        <text:list-item>
          <text:p text:style-name="P54"><text:span text:style-name="T10">אם יש מסלול שיפור – הגדל את M וחזור לשלב ב.</text:span></text:p>
        </text:list-item>
      </text:list>
      <text:p text:style-name="P52"><text:span text:style-name="T12">החלק הקשה באלגוריתם הוא חלק ב - מציאת מסלול שיפור (כאן נכנס הקטע של הפרחים). </text:span><text:span text:style-name="T38">אלגוריתם לחלק זה נמצא ע"י </text:span><text:span text:style-name="T39">ג'ק אדמונדס (Jack Edmonds). הוא נקרא אלגוריתם הפרחים (Blossom algorithm)</text:span><text:span text:style-name="T40">. <text:s/></text:span><text:span text:style-name="T12">מפאת קוצר הזמן לא נתאר שלב זה כאן</text:span><text:span text:style-name="T16">; המעוניינים מוזמנים להסתכל בויקיפדיה </text:span><text:a xlink:type="simple" xlink:href="https://en.wikipedia.org/wiki/Blossom_algorithm" text:style-name="Internet_20_link" text:visited-style-name="Visited_20_Internet_20_Link"><text:span text:style-name="T17">https://en.wikipedia.org/wiki/Blossom_algorithm</text:span></text:a><text:span text:style-name="T12">. <text:s/></text:span><text:span text:style-name="T41">ז</text:span><text:span text:style-name="T40">מן הריצה </text:span><text:span text:style-name="T38">הכולל של האלגוריתם הוא </text:span><text:span text:style-name="T40"><text:s/>O(|E||V|</text:span><text:span text:style-name="T77">2</text:span><text:span text:style-name="T40">)</text:span><text:span text:style-name="T42">.</text:span><text:span text:style-name="T15"> </text:span></text:p>
      <text:p text:style-name="P52"><text:span text:style-name="T12"/></text:p>
      <text:p text:style-name="P8">מעגלים באורך 3</text:p>
      <text:p text:style-name="P22">עד עכשיו דיברנו על החלפה בזוגות. אבל במקרים מסוימים אפשר לבצע החלפה במעגל באורך 3. <text:span text:style-name="T143"><text:s/></text:span><text:span text:style-name="T135">א</text:span><text:span text:style-name="T136">יך אפשר למצוא </text:span><text:span text:style-name="T91">את מספר המעגלים הגדול ביותר באורך (לכל היותר</text:span><text:span text:style-name="T79">)</text:span><text:span text:style-name="T91"> 3?</text:span><text:span text:style-name="T92"> </text:span><text:span text:style-name="T91">מתברר שזו בעיה</text:span><text:span text:style-name="T79"> הרבה יותר קשה מלמצוא הכי הרבה מעגלים באורך 2</text:span><text:span text:style-name="T92"> - הבעיה ידועה כבעיה </text:span><text:span text:style-name="T86">NP-שלמה.</text:span><text:span text:style-name="T87"> </text:span><text:span text:style-name="T88">מה עושים כשמגלים שבעיה היא NP-</text:span><text:span text:style-name="T86">שלמה</text:span><text:span text:style-name="T88">? שתי אפשרויות:</text:span></text:p>
      <text:list xml:id="list1169024724" text:style-name="L3">
        <text:list-item>
          <text:p text:style-name="P45"><text:soft-page-break/><text:span text:style-name="T89">מפתחים </text:span><text:span text:style-name="T94">אלגוריתמי קירוב</text:span><text:span text:style-name="T88">. אולי אי אפשר למצוא הכי הרבה מעגלים, אבל אפשר למצוא נניח חצי ממספר המעגלים הגדול ביותר. <text:s/>פתרון זה אפשרי בבעיות רבות שהן NP-שלמות, אבל במקרה שלנו הוא לא כל כך מושך - כל מעגל שמפספסים, עלול להיות גזר-דין מוות לשלושה אנשים.</text:span></text:p>
        </text:list-item>
        <text:list-item>
          <text:p text:style-name="P45"><text:span text:style-name="T88">מ</text:span><text:span text:style-name="T89">פתחים </text:span><text:span text:style-name="T95">אלגוריתמי חיפוש היוריסטי</text:span><text:span text:style-name="T89">. </text:span><text:span text:style-name="T90">עוברים על כל מרחב האפשרויות, אבל עושים את זה בצורה חכמה - מקצצים אפשרויות שאינן יכולות להוביל לפתרון טוב ביותר.</text:span><text:span text:style-name="T89"> <text:s/></text:span><text:span text:style-name="T80">אברהם (Abraham) <text:s/>ושותפיו</text:span><text:span text:style-name="T82"> </text:span><text:span text:style-name="T85">בנו אלגוריתם כזה, </text:span><text:span text:style-name="T84">אלגוריתם בשם branch-and-price</text:span><text:span text:style-name="T85">,</text:span><text:span text:style-name="T84"> </text:span><text:span text:style-name="T83">ה</text:span><text:span text:style-name="T81">מבצע חיפוש חכם במרחב המעגלים, ומצליח לפתור בעיות עם 10,000 זוגות במשך מספר שעות.</text:span></text:p>
        </text:list-item>
      </text:list>
      <text:p text:style-name="P32"><text:span text:style-name="T73">נקודה מעניינת </text:span><text:span text:style-name="T10">- אם אנחנו מוכנים למצוא מעגל בכל אורך שהוא, הבעיה נעשית קלה יותר</text:span><text:span text:style-name="T72">, וניתן לפתור אותה בזמן פולינומיאלי.</text:span></text:p>
      <text:p text:style-name="Heading_20_2">האם האלגוריתם אמיתי?</text:p>
      <text:p text:style-name="P28"><text:span text:style-name="T43">ה</text:span><text:span text:style-name="T10">שלב הבא הוא לברר האם </text:span><text:span text:style-name="T59">האלגוריתם אמיתי</text:span><text:span text:style-name="T10">. </text:span><text:span text:style-name="T60">צריך קודם להגדיר מה זה בכלל "אמיתי" בהקשר של החלפת כליות. הרי </text:span><text:span text:style-name="T61">התאמה בין תורם לנתרם אינה קשורה להעדפות של המשתתפים</text:span><text:span text:style-name="T62"> -</text:span><text:span text:style-name="T61"> היא </text:span><text:span text:style-name="T62">אובייקטיבית </text:span><text:span text:style-name="T63">ו</text:span><text:span text:style-name="T61">ניתנת לבדיקה רפואית. </text:span><text:span text:style-name="T64">עדיין יש </text:span><text:span text:style-name="T65">שני דברים </text:span><text:span text:style-name="T64">שזוגות יכולים </text:span><text:span text:style-name="T65">לעשות:</text:span></text:p>
      <text:list xml:id="list1209633052" text:style-name="L4">
        <text:list-item>
          <text:p text:style-name="P48"><text:span text:style-name="T65">ח</text:span><text:span text:style-name="T10">ולים </text:span><text:span text:style-name="T66">שיש להם כמה תורמים תואמים</text:span><text:span text:style-name="T67"> במאגר</text:span><text:span text:style-name="T66">, </text:span><text:span text:style-name="T10">יכולים להסתיר תוצאות של בדיקות המראות על התאמה</text:span><text:span text:style-name="T67"> (או לא לבצע את הבדיקות)</text:span><text:span text:style-name="T10">, וכך </text:span><text:span text:style-name="T68">להסתיר </text:span><text:span text:style-name="T10">קשתות עם תורמים תואמים.</text:span></text:p>
        </text:list-item>
        <text:list-item>
          <text:p text:style-name="P49"><text:span text:style-name="T10">חולים שיש להם כמה חברים </text:span><text:span text:style-name="T64">לא-תואמים </text:span><text:span text:style-name="T10">שמוכנים לתרום </text:span><text:span text:style-name="T69">לזכותם</text:span><text:span text:style-name="T64">, יכולים להסתיר אותם</text:span><text:span text:style-name="T67"> (או להגיד להם לא לבוא)</text:span><text:span text:style-name="T64">, וכך </text:span><text:span text:style-name="T68">להסתיר </text:span><text:span text:style-name="T64">קשתות עם חולים תואמים.</text:span></text:p>
        </text:list-item>
      </text:list>
      <text:p text:style-name="P29"><text:span text:style-name="T64">ב</text:span><text:span text:style-name="T10">שני המקרים המניפולציה מתבטאת בהסתרה של קשת בגרף ההתאמות. </text:span><text:span text:style-name="T70">נגדיר </text:span><text:span text:style-name="T71">ש</text:span><text:span text:style-name="T70">אלגוריתם להחלפת כליות </text:span><text:span text:style-name="T71">הוא </text:span><text:span text:style-name="T7">אמיתי </text:span><text:span text:style-name="T18">אם </text:span><text:span text:style-name="T19">אף זוג לא יכול להרוויח ע"י הסתרת </text:span><text:span text:style-name="T20">קשת</text:span><text:span text:style-name="T21">. "להרוויח" הכוונה, שבמצב הרגיל הוא לא ישתתף בהחלפה, וע"י ההסתרה הוא כן ישתתף בהחלפה. </text:span></text:p>
      <text:p text:style-name="P30"><text:span text:style-name="T21">ה</text:span><text:span text:style-name="T12">אם אלגוריתם "שידוך גדול ביותר" הוא אמיתי לפי הגדרה זו? </text:span><text:span text:style-name="T22">זה תלוי </text:span><text:span text:style-name="T23">בפרט </text:span><text:span text:style-name="T24">טכני-לכאורה באלגוריתם למציאת שידוך גדול ביותר </text:span><text:span text:style-name="T25">-</text:span><text:span text:style-name="T24">- באופן </text:span><text:span text:style-name="T2">שבירת השיוויון</text:span><text:span text:style-name="T24"> שלו (tie-breaking)</text:span><text:span text:style-name="T25"> -- מה האלגוריתם עושה כשיש </text:span><text:span text:style-name="T8">כמה</text:span><text:span text:style-name="T26"> </text:span><text:span text:style-name="T25">שידוכים גדולים ביותר?</text:span><text:span text:style-name="T26"> איך הוא מחליט איזה מהם להחזיר?</text:span></text:p>
      <text:p text:style-name="P31"><text:span text:style-name="T25">ב</text:span><text:span text:style-name="T12">דרך-כלל, </text:span><text:span text:style-name="T27">כשמפתחים </text:span><text:span text:style-name="T12">אלגוריתם אופטימיזציה, הדבר היחיד שחשוב לנו </text:span><text:span text:style-name="T27">הוא שהאלגוריתם יחזיר תוצאה </text:span><text:span text:style-name="T28">אופטימלית </text:span><text:span text:style-name="T29">כלשהי. אם יש שתיים - שיחזיר אחת מהן, מה אכפת לנו איזה? <text:s text:c="2"/>אבל </text:span><text:span text:style-name="T30">כשמדברים על </text:span><text:span text:style-name="T9">מנגנון</text:span><text:span text:style-name="T30">, </text:span><text:span text:style-name="T29"><text:s/></text:span><text:span text:style-name="T30">לפרטים האלה יש חשיבות</text:span><text:span text:style-name="T31">.</text:span><text:span text:style-name="T32"> </text:span><text:span text:style-name="T33">תארו לכם שמישהו ייכנס לקוד של האלגוריתם ויבין איך הוא עובד, ויגיע למסקנה שאם הוא יסתיר </text:span><text:span text:style-name="T34">אחת מהקשתות שלו - הוא יגדיל את הסיכויים שלו להיכנס לשידוך (עם קשת אחרת). זה יגרום לאנשים להסתיר קשתות ועלול לפגוע ביעילות של האלגוריתם</text:span><text:span text:style-name="T35">!</text:span></text:p>
      <text:p text:style-name="P24">כדי לפתור את הבעיה צריך להגדיר את המנגנון בצורה מדוייקת יותר. הנה דרך אפשרית לעשות זאת.</text:p>
      <text:p text:style-name="P33"><text:span text:style-name="T78">מ</text:span><text:span text:style-name="T122">נגנון </text:span><text:span text:style-name="T127">שידוך-גדול-ביותר-עם-עדיפויות</text:span><text:span text:style-name="T122">:</text:span></text:p>
      <text:list xml:id="list2619876024" text:style-name="L5">
        <text:list-item>
          <text:p text:style-name="P59"><text:span text:style-name="T122">קבע סדר-עדיפות כלשהו על הצמתים </text:span><text:span text:style-name="T128">(למשל לפי זמן המתנה בתור להשתלה, דחיפות רפואית, גיל, וכד’)</text:span><text:span text:style-name="T122">.</text:span></text:p>
        </text:list-item>
        <text:list-item>
          <text:p text:style-name="P59"><text:span text:style-name="T122">מצא את </text:span><text:span text:style-name="T127">כל </text:span><text:span text:style-name="T122">השידוכים הגדולים ביותר בגרף</text:span><text:span text:style-name="T123"> (אפשר לעשות זאת ע"י שיפור של אלגוריתם אדמונדס).</text:span></text:p>
        </text:list-item>
        <text:list-item>
          <text:p text:style-name="P59"><text:span text:style-name="T124">מכל השידוכים הגדול</text:span><text:span text:style-name="T126">ים</text:span><text:span text:style-name="T124"> ביותר, </text:span><text:span text:style-name="T122">בחר את השידוך עם וקטור-העדיפויות הגדול ביותר בסדר מילוני.</text:span></text:p>
        </text:list-item>
      </text:list>
      <text:p text:style-name="P25"><text:span text:style-name="T102">משפט</text:span>:<text:span text:style-name="T129"> מנגנון שידוך-גדול-ביותר-עם-עדיפויות הוא אמיתי.</text:span></text:p>
      <text:p text:style-name="P34"><text:span text:style-name="T120">ה</text:span><text:span text:style-name="T127">וכחה</text:span><text:span text:style-name="T122">: נניח בשלילה שצומת צ מסתיר קשת ומרוי</text:span><text:span text:style-name="T125">ח. כלומר: </text:span></text:p>
      <text:list xml:id="list1826602764" text:style-name="L6">
        <text:list-item>
          <text:p text:style-name="P60">בלי הסתרה (מצב א) – נבחר שידוך א בלי צ.</text:p>
        </text:list-item>
        <text:list-item>
          <text:p text:style-name="P60">עם הסתרה (מצב ב) – נבחר שידוך ב עם צ.</text:p>
        </text:list-item>
      </text:list>
      <text:p text:style-name="P35"><text:soft-page-break/><text:span text:style-name="T122">אבל</text:span><text:span text:style-name="T125">,</text:span><text:span text:style-name="T122"> שידוך א זמין במצב ב</text:span><text:span text:style-name="T125"> (כי צ יכול להסתיר רק קשתות סמוכות לו)</text:span><text:span text:style-name="T122">, ושידוך ב זמין במצב א</text:span><text:span text:style-name="T125"> (כי יש יותר קשתות). כיוון שהבחירה בין שידוכים היא לפי סדר מילוני קבוע על וקטורי העדיפויות שלהם, </text:span><text:span text:style-name="T122">בשני המצבים ייבחר אותו שידוך – </text:span><text:span text:style-name="T125">וזו סתירה.</text:span><text:span text:style-name="T36"> מש"ל.</text:span></text:p>
      <text:p text:style-name="P37"/>
      <text:p text:style-name="P36"><text:span text:style-name="T12">מה המסר? שכשאלגוריתם עובד עם בני-אדם, גם פרטים טכניים-לכאורה כמו אופן שבירת השיוויון עלולים להשפיע באופן </text:span><text:span text:style-name="T37">מפתיע</text:span><text:span text:style-name="T12">.</text:span></text:p>
      <text:p text:style-name="Heading_20_2">תמריצים של מרכזים רפואיים</text:p>
      <text:p text:style-name="P14"><text:span text:style-name="T144">ראינו שה</text:span>מנגנון למציאת שידוך גדול ביותר הוא אמיתי ביחס לזוגות - זוגות לא מרויחים מכך שהם מסתירים קשתות. <text:s/></text:p>
      <text:p text:style-name="P15">אבל בעולם ההשתלות יש עוד שחקן עם אינטרסים משלו - <text:span text:style-name="T133">המרכז הרפואי</text:span>. <text:span text:style-name="T117">האינטרס של מרכז רפואי הוא להשיג כמה שיותר השתלות לחולים שלו. <text:s/></text:span>נניח <text:span text:style-name="T117">שבמרכז רפואי מסויים יש מאגר פרטי של זוגות, והוא יכול לעשות ביניהם התאמות ולבצע השתלות. <text:s/>האם כדאי לו לשתף את המאגר שלו עם המאגר הכללי? לא תמיד. לפעמים הוא "להרויח" (כלומר להשיג יותר השתלות עבור חולים שלו) ע"י הסתרת זוגות! </text:span></text:p>
      <text:p text:style-name="P38"><text:span text:style-name="T105">ראינו קודם </text:span>מנגנון יעיל פארטו שהוא אמיתי עבור הזוגות<text:span text:style-name="T130">. </text:span></text:p>
      <text:p text:style-name="P38"><text:span text:style-name="T102">משפט</text:span><text:span text:style-name="T104">: </text:span>לא קיים מנגנון יעיל פארטו שהוא אמיתי עבור <text:span text:style-name="T134">מרכזים רפואיים</text:span>!</text:p>
      <text:p text:style-name="P39"><text:span text:style-name="T130">הוכחה: </text:span>נניח בשלילה שקיים מנגנון כזה. נראה מצב שבו, לכל שידוך<text:span text:style-name="T130">-גדול-ביותר</text:span> שהמנגנון בוחר, קיים מרכז רפואי שיכול להסתיר זוגות ולהרויח<text:span text:style-name="T130"> (ראו דוגמה למצב כזה במצגת). <text:s/>***</text:span></text:p>
      <text:p text:style-name="P3"/>
      <text:p text:style-name="P4">מה עושים כשאי-אפשר למצוא מנגנון המקיים את כל התכונות הרצויות? - מתפשרים. דרך אחת להתפשר היא לחפש מנגנון אמיתי שהוא לא לגמרי יעיל פארטו - הוא לא מוצא את השידוך הגדול ביותר אלא שידוך שהוא "כמעט" גדול ביותר. </text:p>
      <text:p text:style-name="P5"><text:span text:style-name="T98">משפט</text:span><text:span text:style-name="T101">: </text:span><text:span text:style-name="T99">כשיש שני מרכזים רפואיים, </text:span><text:span text:style-name="T101">קיים מנגנון שהוא אמיתי עבור </text:span><text:span text:style-name="T100">המרכזים</text:span><text:span text:style-name="T101">, ומחזיר שידוך בגודל לפחות 1/2 מהאופטימלי.</text:span></text:p>
      <text:p text:style-name="P6"/>
      <text:p text:style-name="P38"><text:span text:style-name="T107">רעיון ההוכחה</text:span>:<text:span text:style-name="T131"> </text:span>מחשבים, עבור כל מרכז רפואי, את <text:span text:style-name="T139">מספר הקשתות הפנימי הגדול ביותר.</text:span></text:p>
      <text:p text:style-name="P38">מחשבים את השידוך הגדול ביותר מבין כל השידוכים <text:span text:style-name="T139">המבטיחים לכל מרכז רפואי את אותו מספר של קשתות פנימיות</text:span>.</text:p>
      <text:p text:style-name="P16">אשלגי ושותפיו (2013) הראו<text:span text:style-name="T131">, שמנגנון מעין זה (קצת יותר מורכב) הוא אמיתי, ומשיג שידוך גלובלי שגודלו</text:span> לפחות 1/2 מהשידוך הגדול ביותר.<text:span text:style-name="T132"> הם גם הראו איך להרחיב את הרעיון לשלושה מרכזים רפואיים או יותר.</text:span></text:p>
      <text:p text:style-name="Heading_20_2">תורמים <text:span text:style-name="T111">חסידים</text:span></text:p>
      <text:p text:style-name="P17">עד עכשיו דיברנו על תורמים שמוכנים לתרום כליה בתמורה לכליה אחרת. אולם יש גם תורמים חסידים (=אלטרואיסטים<text:span text:style-name="T115">, "שלי שלך ושלך שלך"</text:span>)<text:span text:style-name="T112"> המוכנים לתרום כליה בלי כל תמורה. איך הם משפיעים על מנגנון ההחלפה שלנו? בשתי דרכים:</text:span></text:p>
      <text:p text:style-name="P18"><text:span text:style-name="T118">א</text:span>. כשיש תורמים חסידים, יש במאגר לא רק מעגלים, אלא גם <text:span text:style-name="T102">שרשראות</text:span>. <text:span text:style-name="T116">צריך לשנות את האלגוריתם כך שימצא, לא את מספר המעגלים הגדול ביותר, אלא את השילוב המקסימלי של מעגלים+שרשראות. האלגוריתם מסובך למדי ולא נלמד אותו כאן.</text:span></text:p>
      <text:p text:style-name="P18"><text:span text:style-name="T118">ב</text:span>. אורך השרשראות לא מוגבל, כי התרומות לא חייבות להתבצע בו-זמנית. <text:span text:style-name="T114">בשנת 2011 בוצעה שרשרת של 30 השתלות (60 ניתוחים בו-זמנית) בזכות תורם חסיד אחד!</text:span></text:p>
      <text:p text:style-name="P18"/>
      <text:p text:style-name="Heading_20_2"><text:soft-page-break/>החלפת כליות בישראל</text:p>
      <text:p text:style-name="P21"><text:span text:style-name="T137">ממש לאחרונה נפתחה בישראל תוכנית להשתלת כליות. תוכלו לקרוא עליה באתר של משרד הבריאות: </text:span><text:span text:style-name="T121">https://www.health.gov.il/English/Topics/organ_transplant/live_donors/Pages/intersection_plan.aspx</text:span></text:p>
      <text:p text:style-name="P20"/>
      <text:p text:style-name="P7">מקורות</text:p>
      <text:list xml:id="list2257103394" text:style-name="L7">
        <text:list-item>
          <text:p text:style-name="P57">Parkes and Seuken, <text:span text:style-name="T138">"</text:span>Economics and Computation<text:span text:style-name="T138">"</text:span> (2018), chapter 12</text:p>
        </text:list-item>
        <text:list-item>
          <text:p text:style-name="P57"><text:a xlink:type="simple" xlink:href="https://en.wikipedia.org/wiki/Berge%27s_lemma" text:style-name="Internet_20_link" text:visited-style-name="Visited_20_Internet_20_Link">https://en.wikipedia.org/wiki/Berge%27s_lemma</text:a></text:p>
        </text:list-item>
        <text:list-item>
          <text:p text:style-name="P57"><text:a xlink:type="simple" xlink:href="https://en.wikipedia.org/wiki/Blossom_algorithm" text:style-name="Internet_20_link" text:visited-style-name="Visited_20_Internet_20_Link">https://en.wikipedia.org/wiki/Blossom_algorithm</text:a> </text:p>
        </text:list-item>
      </text:list>
      <text:p text:style-name="P19">סיכם: אראל סגל-הלוי.</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21T17:30:39.825810407</dc:date>
    <meta:editing-duration>P13DT1H33M49S</meta:editing-duration>
    <meta:editing-cycles>1555</meta:editing-cycles>
    <dc:creator>Erel Segal-Halevi</dc:creator>
    <meta:document-statistic meta:table-count="1" meta:image-count="0" meta:object-count="0" meta:page-count="5" meta:paragraph-count="102" meta:word-count="1814" meta:character-count="10222" meta:non-whitespace-character-count="8485"/>
  </office:meta>
</office:document-meta>
</file>